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0.58cm" style:rel-column-width="2237*"/>
    </style:style>
    <style:style style:name="表29.B" style:family="table-column">
      <style:table-column-properties style:column-width="11.472cm" style:rel-column-width="44224*"/>
    </style:style>
    <style:style style:name="表29.C" style:family="table-column">
      <style:table-column-properties style:column-width="4.948cm" style:rel-column-width="1907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B16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Standard">
      <style:text-properties fo:font-size="24pt" style:font-size-asian="24pt" style:font-size-complex="24pt"/>
    </style:style>
    <style:style style:name="P13" style:family="paragraph" style:parent-style-name="Standard" style:list-style-name="L1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font-size="24pt" style:font-size-asian="24pt" style:font-size-complex="24pt"/>
    </style:style>
    <style:style style:name="P16" style:family="paragraph" style:parent-style-name="Standard" style:list-style-name="L4">
      <style:text-properties fo:font-size="24pt" style:font-size-asian="24pt" style:font-size-complex="24pt"/>
    </style:style>
    <style:style style:name="P17" style:family="paragraph" style:parent-style-name="Standard" style:list-style-name="L5">
      <style:text-properties fo:font-size="24pt" style:font-size-asian="24pt" style:font-size-complex="24pt"/>
    </style:style>
    <style:style style:name="P18" style:family="paragraph" style:parent-style-name="Standard" style:list-style-name="L6">
      <style:text-properties fo:font-size="24pt" style:font-size-asian="24pt" style:font-size-complex="24pt"/>
    </style:style>
    <style:style style:name="P19" style:family="paragraph" style:parent-style-name="Standard" style:list-style-name="L7">
      <style:text-properties fo:font-size="24pt" style:font-size-asian="24pt" style:font-size-complex="24pt"/>
    </style:style>
    <style:style style:name="P20" style:family="paragraph" style:parent-style-name="Standard" style:list-style-name="L8">
      <style:text-properties fo:font-size="24pt" style:font-size-asian="24pt" style:font-size-complex="24pt"/>
    </style:style>
    <style:style style:name="P21" style:family="paragraph" style:parent-style-name="Standard" style:list-style-name="L9">
      <style:text-properties fo:font-size="24pt" style:font-size-asian="24pt" style:font-size-complex="24pt"/>
    </style:style>
    <style:style style:name="P22" style:family="paragraph" style:parent-style-name="Standard" style:list-style-name="L10">
      <style:text-properties fo:font-size="24pt" style:font-size-asian="24pt" style:font-size-complex="24pt"/>
    </style:style>
    <style:style style:name="P23" style:family="paragraph" style:parent-style-name="Standard" style:list-style-name="L11">
      <style:text-properties fo:font-size="24pt" style:font-size-asian="24pt" style:font-size-complex="24pt"/>
    </style:style>
    <style:style style:name="P24" style:family="paragraph" style:parent-style-name="Standard" style:list-style-name="L12">
      <style:text-properties fo:font-size="24pt" style:font-size-asian="24pt" style:font-size-complex="24pt"/>
    </style:style>
    <style:style style:name="P25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6" style:family="paragraph" style:parent-style-name="Standard">
      <style:text-properties fo:color="#3333ff" fo:font-size="24pt" style:font-size-asian="24pt" style:font-size-complex="24pt"/>
    </style:style>
    <style:style style:name="P27" style:family="paragraph" style:parent-style-name="Standard">
      <style:text-properties fo:color="#009933" fo:font-size="24pt" style:font-size-asian="24pt" style:font-size-complex="24pt"/>
    </style:style>
    <style:style style:name="P28" style:family="paragraph" style:parent-style-name="Table_20_Contents">
      <style:text-properties fo:font-size="24pt" style:font-size-asian="24pt" style:font-size-complex="24pt"/>
    </style:style>
    <style:style style:name="P2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1866462288055916473" text:style-name="L1">
        <text:list-item>
          <text:p text:style-name="P13">#r:20210208_102419</text:p>
        </text:list-item>
        <text:list-item>
          <text:p text:style-name="P1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7674409" text:continue-numbering="true" text:style-name="L1">
        <text:list-item>
          <text:p text:style-name="P13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1269842467735156190" text:style-name="L2">
        <text:list-item>
          <text:p text:style-name="P14">#r:20210209_091227</text:p>
        </text:list-item>
        <text:list-item>
          <text:p text:style-name="P14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1882678167436976128" text:style-name="L3">
        <text:list-item>
          <text:p text:style-name="P15">#r:20210211_103142</text:p>
        </text:list-item>
        <text:list-item>
          <text:p text:style-name="P15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2884602636887238766" text:style-name="L4">
        <text:list-item>
          <text:p text:style-name="P16"><text:soft-page-break/>#r:20210212_124415</text:p>
        </text:list-item>
        <text:list-item>
          <text:p text:style-name="P16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7684588" text:continue-list="list1882678167436976128" text:style-name="L3">
        <text:list-item>
          <text:p text:style-name="P15">#r:<text:span text:style-name="T7">20210215_090529</text:span></text:p>
        </text:list-item>
        <text:list-item>
          <text:p text:style-name="P25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7132455377174473428" text:style-name="L5">
        <text:list-item>
          <text:p text:style-name="P17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7692755" text:continue-numbering="true" text:style-name="L5">
        <text:list-item>
          <text:p text:style-name="P17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7697433" text:continue-numbering="true" text:style-name="L5">
        <text:list-item>
          <text:p text:style-name="P17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7700744" text:continue-numbering="true" text:style-name="L5">
        <text:list-item>
          <text:p text:style-name="P17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1964025143054239398" text:style-name="L6">
        <text:list-item>
          <text:p text:style-name="P18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7700970" text:continue-numbering="true" text:style-name="L6">
        <text:list-item>
          <text:p text:style-name="P18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2380913547725042982" text:style-name="L7">
        <text:list-item>
          <text:p text:style-name="P19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7696228" text:continue-numbering="true" text:style-name="L7">
        <text:list-item>
          <text:p text:style-name="P19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7692555" text:continue-list="list37700744" text:style-name="L5">
        <text:list-item>
          <text:p text:style-name="P17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7700117" text:continue-numbering="true" text:style-name="L5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3011590717498031543" text:style-name="L8">
        <text:list-item>
          <text:p text:style-name="P20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6448323321044060232" text:style-name="L9">
        <text:list-item>
          <text:p text:style-name="P21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7679083" text:continue-list="list37700117" text:style-name="L5">
        <text:list-item>
          <text:p text:style-name="P17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7681476" text:continue-numbering="true" text:style-name="L5">
        <text:list-item>
          <text:p text:style-name="P17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7679662" text:continue-numbering="true" text:style-name="L5">
        <text:list-item>
          <text:p text:style-name="P17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7691468" text:continue-numbering="true" text:style-name="L5">
        <text:list-item>
          <text:p text:style-name="P17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7684309" text:continue-numbering="true" text:style-name="L5">
        <text:list-item>
          <text:p text:style-name="P17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7691968" text:continue-numbering="true" text:style-name="L5">
        <text:list-item>
          <text:p text:style-name="P17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7677792" text:continue-numbering="true" text:style-name="L5">
        <text:list-item>
          <text:p text:style-name="P17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7677207" text:continue-numbering="true" text:style-name="L5">
        <text:list-item>
          <text:p text:style-name="P17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3056544328381776249" text:style-name="L10">
        <text:list-item>
          <text:p text:style-name="P22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7678257" text:continue-numbering="true" text:style-name="L10">
        <text:list-item>
          <text:p text:style-name="P22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7690581" text:continue-list="list37677207" text:style-name="L5">
        <text:list-item>
          <text:p text:style-name="P17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7681802" text:continue-numbering="true" text:style-name="L5">
        <text:list-item>
          <text:p text:style-name="P17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37678286" text:continue-numbering="true" text:style-name="L5">
        <text:list-item>
          <text:p text:style-name="P17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/>
          </table:table-cell>
        </table:table-row>
        <table:table-row>
          <table:table-cell table:style-name="表35.A2" office:value-type="string">
            <text:p text:style-name="P2"/>
          </table:table-cell>
        </table:table-row>
      </table:table>
      <text:list xml:id="list37696202" text:continue-numbering="true" text:style-name="L5">
        <text:list-item>
          <text:p text:style-name="P17"/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ext:soft-page-break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/>
          </table:table-cell>
          <table:table-cell table:style-name="表36.C1" office:value-type="string">
            <text:p text:style-name="P2"/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/>
          </table:table-cell>
          <table:table-cell table:style-name="表36.C2" office:value-type="string">
            <text:p text:style-name="P2"/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/>
          </table:table-cell>
          <table:table-cell table:style-name="表36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7686704" text:continue-numbering="true" text:style-name="L5">
        <text:list-item>
          <text:p text:style-name="P17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694686" text:continue-numbering="true" text:style-name="L5">
        <text:list-item>
          <text:p text:style-name="P17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8"/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">1</text:p>
          </table:table-cell>
          <table:table-cell table:style-name="表29.B1" office:value-type="string">
            <text:p text:style-name="P2">a nail was sticking out on the <text:soft-page-break/>board.</text:p>
          </table:table-cell>
          <table:table-cell table:style-name="表29.C1" office:value-type="string">
            <text:p text:style-name="P9">20210212_130<text:soft-page-break/>500</text:p>
          </table:table-cell>
        </table:table-row>
        <table:table-row>
          <table:table-cell table:style-name="表29.A2" office:value-type="float" office:value="2">
            <text:p text:style-name="P1">2</text:p>
          </table:table-cell>
          <table:table-cell table:style-name="表29.B2" office:value-type="string">
            <text:p text:style-name="P2">his hand got injured by the nail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3">
            <text:p text:style-name="P1">3</text:p>
          </table:table-cell>
          <table:table-cell table:style-name="表29.B2" office:value-type="string">
            <text:p text:style-name="P2">where do you live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4">
            <text:p text:style-name="P1">4</text:p>
          </table:table-cell>
          <table:table-cell table:style-name="表29.B2" office:value-type="string">
            <text:p text:style-name="P2">where is your company located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5">
            <text:p text:style-name="P1">5</text:p>
          </table:table-cell>
          <table:table-cell table:style-name="表29.B2" office:value-type="string">
            <text:p text:style-name="P2">from where did you come here this morning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6">
            <text:p text:style-name="P1">6</text:p>
          </table:table-cell>
          <table:table-cell table:style-name="表29.B2" office:value-type="string">
            <text:p text:style-name="P2">this thing is very heavy. you do not need to move it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ox is on the floor. three wood boards are <text:s/>on the elevator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ucket is on the stairs. can you pass the bucket to me?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did you eat meal already? are you thirsty?</text:p>
          </table:table-cell>
          <table:table-cell table:style-name="表29.C2" office:value-type="string">
            <text:p text:style-name="P2"/>
          </table:table-cell>
        </table:table-row>
        <table:table-row>
          <table:table-cell table:style-name="表29.A2" office:value-type="float" office:value="10">
            <text:p text:style-name="P1">10</text:p>
          </table:table-cell>
          <table:table-cell table:style-name="表29.B2" office:value-type="string">
            <text:p text:style-name="P2">by : he was hit by this iron rod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by : I come here by train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re are you from in Vietnam?</text:p>
          </table:table-cell>
          <table:table-cell table:style-name="表29.C2" office:value-type="string">
            <text:p text:style-name="P2">20210216_11062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here is a hole. it is dangerous. I <text:soft-page-break/>do not have a rope.</text:p>
          </table:table-cell>
          <table:table-cell table:style-name="表29.C2" office:value-type="string">
            <text:p text:style-name="P7">20210217_1232<text:soft-page-break/>03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e put concrete around the elevator.</text:p>
          </table:table-cell>
          <table:table-cell table:style-name="表29.C2" office:value-type="string">
            <text:p text:style-name="P7">20210217_123422</text:p>
          </table:table-cell>
        </table:table-row>
        <table:table-row>
          <table:table-cell table:style-name="表29.A2" office:value-type="float" office:value="15">
            <text:p text:style-name="P1">15</text:p>
          </table:table-cell>
          <table:table-cell table:style-name="表29.B2" office:value-type="string">
            <text:p text:style-name="P2">can you hold this rop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an you move this bucket over ther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 office:value-type="float" office:value="17">
            <text:p text:style-name="P1">17</text:p>
          </table:table-cell>
          <table:table-cell table:style-name="表29.B2" office:value-type="string">
            <text:p text:style-name="P2">where is it located in Vietnam? south, north, center?</text:p>
          </table:table-cell>
          <table:table-cell table:style-name="表29.C2" office:value-type="string">
            <text:p text:style-name="P7">20210217_124502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n did you come to Japan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I came to japan two years ago.</text:p>
          </table:table-cell>
          <table:table-cell table:style-name="表29.C2" office:value-type="string">
            <text:p text:style-name="P7">20210223_11171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you live in japan for a long time.</text:p>
          </table:table-cell>
          <table:table-cell table:style-name="表29.C2" office:value-type="string">
            <text:p text:style-name="P7">20210223_111906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did you arrive here this morning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does it hurt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where do you have pain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o you feel sick now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: when did you sleep last night?</text:p>
          </table:table-cell>
          <table:table-cell table:style-name="表29.C2" office:value-type="string">
            <text:p text:style-name="P7">20210219_082939</text:p>
          </table:table-cell>
        </table:table-row>
        <text:soft-page-break/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can you pull this rope a little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we bring in much of concrete today.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this is a tall building. that is a long rope.</text:p>
          </table:table-cell>
          <table:table-cell table:style-name="表29.C2" office:value-type="string">
            <text:p text:style-name="P7">20210223_112255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car to come 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train to go t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vehicle : I have a bicycle at hom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/>
          </table:table-cell>
          <table:table-cell table:style-name="表29.C2" office:value-type="string">
            <text:p text:style-name="P7"/>
          </table:table-cell>
        </table:table-row>
      </table:table>
      <text:p text:style-name="P2"/>
      <text:p text:style-name="P8">--------------------------------------- closing : 20210209_091311</text:p>
      <text:list xml:id="list1917381905268026740" text:style-name="L11">
        <text:list-item>
          <text:p text:style-name="P23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ext:soft-page-break/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6986248342657259133" text:style-name="L12">
        <text:list-item>
          <text:p text:style-name="P24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6T17:46:19.59</dc:date>
    <dc:creator>iwabuchi ken</dc:creator>
    <meta:editing-duration>PT8H20S</meta:editing-duration>
    <meta:editing-cycles>46</meta:editing-cycles>
    <meta:generator>OpenOffice/4.1.3$Win32 OpenOffice.org_project/413m1$Build-9783</meta:generator>
    <meta:document-statistic meta:table-count="36" meta:image-count="0" meta:object-count="0" meta:page-count="19" meta:paragraph-count="362" meta:word-count="1892" meta:character-count="8787"/>
  </office:meta>
</office:document-meta>
</file>